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New times roman" svg:font-family="'New times roman'"/>
    <style:font-face style:name="Liberation Serif" svg:font-family="'Liberation Serif'" style:font-family-generic="roman" style:font-pitch="variable"/>
    <style:font-face style:name="Adobe Heiti Std R" svg:font-family="'Adobe Heiti Std 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dobe Heiti Std R"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Una volta has visualitzat els videos tracta de fer l’exerici Tasca 1: Hem de dissenyar una base de dades sobre proveïdors i disposem de la següent informació: </text:p>
      <text:p text:style-name="P1"><text:s/></text:p>
      <text:p text:style-name="P1">De cada proveïdor coneixem el seu nom, direcció, ciutat, província i un codi de proveïdor que serà únic per a cadascun d'ells. </text:p>
      <text:p text:style-name="P1"><text:s/></text:p>
      <text:p text:style-name="P1">Ens interessa portar un control de les peces que ens subministra cada proveïdor. És important conèixer la quantitat de les diferents peces que ens subministra i en quina data ho fa. Tingui en compte que un mateix proveïdor ens pot subministrar una peça amb el mateix codi en diferents dates. El disseny de la base de dades ha de permetre emmagatzemar un històric amb totes les dates i les quantitats que ens ha proporcionat un proveïdor. </text:p>
      <text:p text:style-name="P1"><text:s/></text:p>
      <text:p text:style-name="P1">Una mateixa peça pot ser subministrada per diferents proveïdors. </text:p>
      <text:p text:style-name="P1"><text:s/></text:p>
      <text:p text:style-name="P1">De cada peça coneixem un codi que serà únic, nom, color, preu i categoria. </text:p>
      <text:p text:style-name="P1"><text:s/></text:p>
      <text:p text:style-name="P1">Poden existir diverses categories i per a cada categoria hi ha un nom i un codi de categoria únic. </text:p>
      <text:p text:style-name="P1"><text:s/></text:p>
      <text:p text:style-name="P1">Una peça només pot pertànyer a una categori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New times roman" svg:font-family="'New times roman'"/>
    <style:font-face style:name="Liberation Serif" svg:font-family="'Liberation Serif'" style:font-family-generic="roman" style:font-pitch="variable"/>
    <style:font-face style:name="Adobe Heiti Std R" svg:font-family="'Adobe Heiti Std 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9-11T09:49:02.824000000</dc:date>
    <meta:editing-duration>PT1M48S</meta:editing-duration>
    <meta:editing-cycles>1</meta:editing-cycles>
    <meta:document-statistic meta:table-count="0" meta:image-count="0" meta:object-count="0" meta:page-count="1" meta:paragraph-count="13" meta:word-count="175" meta:character-count="1015" meta:non-whitespace-character-count="834"/>
  </office:meta>
</office:document-meta>
</file>